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716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1.9016in"/>
    </style:style>
    <style:style style:name="co5" style:family="table-column">
      <style:table-column-properties fo:break-before="auto" style:column-width="21.8154in"/>
    </style:style>
    <style:style style:name="co6" style:family="table-column">
      <style:table-column-properties fo:break-before="auto" style:column-width="8.1638in"/>
    </style:style>
    <style:style style:name="co7" style:family="table-column">
      <style:table-column-properties fo:break-before="auto" style:column-width="5.3008in"/>
    </style:style>
    <style:style style:name="co8" style:family="table-column">
      <style:table-column-properties fo:break-before="auto" style:column-width="1.672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style:font-name-asian="DejaVu Sans" style:font-name-complex="DejaVu Sans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6377" table:default-cell-style-name="ce10"/>
        <table:table-row table:style-name="ro1">
          <table:table-cell/>
          <table:table-cell office:value-type="string" calcext:value-type="string">
            <text:p>Message first appeared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ceiver (bypassing routers)</text:p>
          </table:table-cell>
          <table:table-cell office:value-type="string" calcext:value-type="string">
            <text:p>Freshness guarantor</text:p>
          </table:table-cell>
          <table:table-cell office:value-type="string" calcext:value-type="string">
            <text:p><text:s/>content seen by receiv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NisoBoomletMessage1</text:p>
          </table:table-cell>
          <table:table-cell office:value-type="string" calcext:value-type="string">
            <text:p>Niso</text:p>
          </table:table-cell>
          <table:table-cell office:value-type="string" calcext:value-type="string">
            <text:p>Boomlet</text:p>
          </table:table-cell>
          <table:table-cell table:style-name="ce12" office:value-type="string" calcext:value-type="string">
            <text:p>None – No known attack vector</text:p>
          </table:table-cell>
          <table:table-cell office:value-type="string" calcext:value-type="string">
            <text:p>Psbt. niso_0_event_block_heigh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StOutput1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User</text:p>
          </table:table-cell>
          <table:table-cell table:style-name="ce13" office:value-type="string" calcext:value-type="string">
            <text:p>User checks tx_id to match with psbt sent to Niso</text:p>
          </table:table-cell>
          <table:table-cell office:value-type="string" calcext:value-type="string">
            <text:p>tx_i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StNisoMessage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tx_id_message.nonce (self-generated)</text:p>
          </table:table-cell>
          <table:table-cell office:value-type="string" calcext:value-type="string">
            <text:p>tx_id, nonce, st’s signature on (tx_id, nonce\)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BoomletNisoMessage2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peer_0_tx_approval.event_block_height matches most_work_bitcoin_block_height</text:p>
          </table:table-cell>
          <table:table-cell office:value-type="string" calcext:value-type="string">
            <text:p>tx_id: tx_id, event_block_height: niso_0_event_block_height, boomlet_0 signature on (string,tx_id,event_block_height)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BoomletNisoMessage2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peer_0_tx_approval.event_block_height(matches wt’s clock) and within 1000 blocks of peer_i clock</text:p>
          </table:table-cell>
          <table:table-cell office:value-type="string" calcext:value-type="string">
            <text:p>psbt, tx_id: tx_id, event_block_height: niso_0_event_block_height, boomlet_0 signature on (string,tx_id,event_block_height)</text:p>
          </table:table-cell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WithdrawalWTsNonInitiatorNisoMessage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wt_tx_approval.event_block_height(matches peer_0’s clock and peer_i’s clock)</text:p>
          </table:table-cell>
          <table:table-cell office:value-type="string" calcext:value-type="string">
            <text:p>tx_id: tx_id, event_block_height: wt_event_block_height,initiator_id. wt signature on (string,tx_id,event_block_height,initator_tx_it)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thdrawalNonInitiatorNisoWTsMessage1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peer_i_tx_approval.event_block_height matches most_work_bitcoin_block_height</text:p>
          </table:table-cell>
          <table:table-cell table:style-name="ce11" office:value-type="string" calcext:value-type="string">
            <text:p>peer_i_tx_approval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drawalNonInitiatorNisoWTsMessage1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 table:number-columns-spanned="1" table:number-rows-spanned="2">
            <text:p><text:s/>assert _peer_i_tx_approval.event_block_height &gt;= _wt_tx_approval.event_block_height \n Assert _wt_tx_approval.event_block_height <text:s/>&gt;= peer_0_tx_approval.event_block_height \n <text:s/>Assert <text:s/>_peer_i_tx_approval.event_block_height &lt; niso_0_event_block_height <text:s/>\n Assert niso_0_event_block_height &lt; peer_0_tx_approval.event_block_height+1000 <text:s/></text:p>
          </table:table-cell>
          <table:table-cell table:style-name="ce11" office:value-type="string" calcext:value-type="string">
            <text:p>peer_i_tx_approval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thdrawalWTsNisoMessage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oomlet</text:p>
          </table:table-cell>
          <table:covered-table-cell/>
          <table:table-cell table:style-name="ce11" office:value-type="string" calcext:value-type="string">
            <text:p>wt_tx_approval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thdrawalWTsNonInitiatorNisoMessage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<text:s/>assert _peer_i_tx_approval.event_block_height &gt;= _wt_tx_approval.event_block_height <text:s/>\n <text:s/>Assert <text:s/>_peer_i_tx_approval.event_block_height &lt;= niso_1_event_block_height <text:s/>\n Assert niso_1_event_block_height&lt; peer_0_tx_approval.event_block_height+1000 <text:s/></text:p>
          </table:table-cell>
          <table:table-cell table:style-name="ce11" office:value-type="string" calcext:value-type="string">
            <text:p>peer_i_tx_approval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drawalBoomletNisoMessage3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User</text:p>
          </table:table-cell>
          <table:table-cell table:style-name="ce12" office:value-type="string" calcext:value-type="string">
            <text:p>None – No known attack vector</text:p>
          </table:table-cell>
          <table:table-cell office:value-type="string" calcext:value-type="string">
            <text:p>duress_message_collection</text:p>
          </table:table-cell>
          <table:table-cell office:value-type="string" calcext:value-type="string">
            <text:p>why add nonce since correct answer will be fresh? Replay attack can trigger dures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thdrawalStNisoMessage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Assert duress_answer_collection.nonce==duress_message_collection.nonce</text:p>
          </table:table-cell>
          <table:table-cell office:value-type="string" calcext:value-type="string">
            <text:p><text:s/>duress_answer_collectio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thdrawalBoomletNisoMessage4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peer_0_tx_commit.event_block_height&lt;=most_work_bitcoin_block_height and peer_0_tx_commit.event_block_height&gt;most_work_bitcoin_block_height-10</text:p>
          </table:table-cell>
          <table:table-cell office:value-type="string" calcext:value-type="string">
            <text:p>peer_0_tx_commit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thdrawalBoomletNisoMessage4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SAR</text:p>
          </table:table-cell>
          <table:table-cell table:style-name="ce12" office:value-type="string" calcext:value-type="string">
            <text:p>None – No known attack vector</text:p>
          </table:table-cell>
          <table:table-cell office:value-type="string" calcext:value-type="string">
            <text:p>duress_placeholder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thdrawalBoomletNisoMessage4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peer_0_tx_commit.event_block_height&lt;=most_work_bitcoin_block_height and peer_0_tx_commit.event_block_height&gt;most_work_bitcoin_block_height-10</text:p>
          </table:table-cell>
          <table:table-cell office:value-type="string" calcext:value-type="string">
            <text:p>peer_0_tx_commit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thdrawalSARsWTsMessage1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duress_placeholder_signed_by_sar.content == duress_placeholder</text:p>
          </table:table-cell>
          <table:table-cell office:value-type="string" calcext:value-type="string">
            <text:p>duress_placeholder_signed_by_sar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thdrawalNonInitiatorNisoWTsMessage3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assert peer_i_tx_commit.event_block_height&lt;=most_work_bitcoin_block_height and peer_i_tx_commit.event_block_height&gt;most_work_bitcoin_block_height-10 </text:p>
          </table:table-cell>
          <table:table-cell office:value-type="string" calcext:value-type="string">
            <text:p>peer_i_tx_commit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thdrawalNonInitiatorNisoWTsMessage3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assert peer_i_tx_commit.event_block_height&lt;= niso_0_event_block_height and peer_i_tx_commit.event_block_height&gt;niso_0_event_block_height-10</text:p>
          </table:table-cell>
          <table:table-cell office:value-type="string" calcext:value-type="string">
            <text:p>peer_i_tx_commit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ithdrawalBoomletNisoMessage5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assert peer_i_ping.last_seen_block&lt;=most_work_bitcoin_block_height and peer_i_ping.last_seen_block&gt;most_work_bitcoin_block_height-5. </text:p>
          </table:table-cell>
          <table:table-cell office:value-type="string" calcext:value-type="string">
            <text:p>Ping_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hdrawalBoomletNisoMessage5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assert peer_i_ping.last_seen_block&lt;=most_work_bitcoin_block_height and peer_i_ping.last_seen_block&gt;most_work_bitcoin_block_height-5. </text:p>
          </table:table-cell>
          <table:table-cell office:value-type="string" calcext:value-type="string">
            <text:p>ping_i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ithdrawalBoomletNisoMessage5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if not the first ping recieved from peer_i assert that peer_i_ping.ping_seq_num has increased.</text:p>
          </table:table-cell>
          <table:table-cell office:value-type="string" calcext:value-type="string">
            <text:p>Ping_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thdrawalBoomletNisoMessage5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if not the first ping recieved from peer_i assert that peer_i_ping.ping_seq_num has increased.</text:p>
          </table:table-cell>
          <table:table-cell office:value-type="string" calcext:value-type="string">
            <text:p>ping_i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ithdrawalWTsNisoMessage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oomlet</text:p>
          </table:table-cell>
          <table:table-cell table:style-name="ce13" office:value-type="string" calcext:value-type="string">
            <text:p>assert niso_0_event_block_height==pong_0.event_block_height</text:p>
          </table:table-cell>
          <table:table-cell office:value-type="string" calcext:value-type="string">
            <text:p>Pong_0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thdrawalWTsNisoMessage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er</text:p>
          </table:table-cell>
          <table:table-cell table:style-name="ce13" office:value-type="string" calcext:value-type="string">
            <text:p>assert niso_0_event_block_height==pong_0.event_block_height</text:p>
          </table:table-cell>
          <table:table-cell office:value-type="string" calcext:value-type="string">
            <text:p>pong_i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thdrawalNisoWTsMessage4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assert peer_0_reached_ack.event_block_height&lt;=most_work_bitcoin_block_height \n assert peer_0_reached_ack.event_block_height&gt;peer_0_tx_commit.event_block_height </text:p>
          </table:table-cell>
          <table:table-cell office:value-type="string" calcext:value-type="string">
            <text:p>reached_ack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thdrawalNisoWTsMessage4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WT</text:p>
          </table:table-cell>
          <table:table-cell table:style-name="ce13" office:value-type="string" calcext:value-type="string">
            <text:p>assert peer_i_reached_ack.event_block_height&lt;=most_work_bitcoin_block_height \n assert peer_i_reached_ack.event_block_height&gt;peer_i_tx_commit.event_block_height </text:p>
          </table:table-cell>
          <table:table-cell office:value-type="string" calcext:value-type="string">
            <text:p>reached_ack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ithdrawalWTsNisoMessage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oomlet</text:p>
          </table:table-cell>
          <table:table-cell table:style-name="ce14" office:value-type="string" calcext:value-type="string">
            <text:p>None (inferred from tx_id)</text:p>
          </table:table-cell>
          <table:table-cell office:value-type="string" calcext:value-type="string">
            <text:p>reached_acks_hashmap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ithdrawalWTsNisoMessage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er</text:p>
          </table:table-cell>
          <table:table-cell table:style-name="ce14" office:value-type="string" calcext:value-type="string">
            <text:p>None (inferred from tx_id)</text:p>
          </table:table-cell>
          <table:table-cell office:value-type="string" calcext:value-type="string">
            <text:p>reached_acks_hashmap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thdrawalNisoWTsMessage6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WT</text:p>
          </table:table-cell>
          <table:table-cell table:style-name="ce14" office:value-type="string" calcext:value-type="string">
            <text:p>None (inferred from tx_id)</text:p>
          </table:table-cell>
          <table:table-cell office:value-type="string" calcext:value-type="string">
            <text:p>psbt_signed_0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ithdrawalNisoWTsMessage6</text:p>
          </table:table-cell>
          <table:table-cell office:value-type="string" calcext:value-type="string">
            <text:p>Boomlet</text:p>
          </table:table-cell>
          <table:table-cell office:value-type="string" calcext:value-type="string">
            <text:p>WT</text:p>
          </table:table-cell>
          <table:table-cell table:style-name="ce14" office:value-type="string" calcext:value-type="string">
            <text:p>None (inferred from tx_id)</text:p>
          </table:table-cell>
          <table:table-cell office:value-type="string" calcext:value-type="string">
            <text:p>psbt_signed_i</text:p>
          </table:table-cell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0:56:00.805055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4:49:47.993504090</meta:creation-date>
    <dc:date>2025-11-19T10:25:00.725471079</dc:date>
    <meta:editing-duration>PT7H37M54S</meta:editing-duration>
    <meta:editing-cycles>50</meta:editing-cycles>
    <meta:generator>LibreOffice/24.2.7.2$Linux_X86_64 LibreOffice_project/420$Build-2</meta:generator>
    <meta:document-statistic meta:table-count="1" meta:cell-count="178" meta:object-count="0"/>
  </office:meta>
</office:document-meta>
</file>